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02900000010AE0775DA.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swiss" style:font-pitch="variable" style:font-charset="x-symbol"/>
    <style:font-face style:name="Tahoma2" svg:font-family="Tahoma"/>
    <style:font-face style:name="Courier New" svg:font-family="'Courier New'" style:font-family-generic="modern" style:font-pitch="fixed"/>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Wingdings" svg:font-family="Wingding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agraph-properties fo:text-align="center"/>
      <style:text-properties fo:font-size="18pt"/>
    </style:style>
    <style:style style:name="P2" style:family="paragraph" style:parent-style-name="Heading_20_1" style:master-page-name="Standard">
      <style:paragraph-properties style:page-number="auto"/>
    </style:style>
    <style:style style:name="P3" style:family="paragraph" style:parent-style-name="Standard">
      <style:paragraph-properties fo:margin-top="0pt" fo:margin-bottom="0pt" fo:line-height="100%"/>
    </style:style>
    <style:style style:name="P4" style:family="paragraph" style:parent-style-name="Standard">
      <style:paragraph-properties fo:margin-top="0pt" fo:margin-bottom="11.99pt"/>
    </style:style>
    <style:style style:name="P5" style:family="paragraph" style:parent-style-name="Standard">
      <style:paragraph-properties fo:margin-top="0pt" fo:margin-bottom="11.99pt" fo:line-height="100%"/>
    </style:style>
    <style:style style:name="P6" style:family="paragraph" style:parent-style-name="List_20_Paragraph" style:list-style-name="WWNum1"/>
    <style:style style:name="T1" style:family="text">
      <style:text-properties style:font-name-asian="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fr1" style:family="graphic" style:parent-style-name="Graphics">
      <style:graphic-properties style:vertical-pos="top" style:vertical-rel="baseline" fo:padding="0pt" fo:border="none" style:mirror="none" fo:clip="rect(0pt, 0pt, 0pt, 0pt)" draw:luminance="0%" draw:contrast="0%" draw:red="0%" draw:green="0%" draw:blue="0%" draw:gamma="100%" draw:color-inversion="false" draw:image-opacity="100%" draw:color-mode="standard"/>
    </style:style>
    <style:style style:name="gr1" style:family="graphic">
      <style:graphic-properties draw:stroke="none" draw:fill="none" style:repeat="stretch" draw:fill-image-ref-point="top-left" draw:textarea-horizontal-align="center" draw:textarea-vertical-align="middle"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 svg:width="30.73pt" svg:height="11.96pt" svg:x="0pt" svg:y="0pt">
        <draw:image xlink:href="Pictures/100000000000002900000010AE0775DA.gif" xlink:type="simple" xlink:show="embed" xlink:actuate="onLoad">
          <text:p/>
        </draw:image>
      </draw:frame>
      <text:h text:style-name="P2" text:outline-level="1"><text:span text:style-name="T1">Help Te</text:span><text:bookmark text:name="_GoBack"/><text:span text:style-name="T1">xt for VA-ELCAP Forms</text:span></text:h>
      <text:h text:style-name="Heading_20_2" text:outline-level="2">Screening Intake Form</text:h>
      <text:h text:style-name="Heading_20_3" text:outline-level="3">General Form Help</text:h>
      <text:p text:style-name="P3"><text:span text:style-name="T2">This form is created each time the coordinator receives an inquiry regarding the ELCAP study. Create by clicking the "Request New Case" button on the ICScreen database home page. A temporary ID is assigned for each new case requested. The study coordinator changes this temporary ID into a permanent ID once the patient has visited for their study appointment and background data and CT scan is obtained. </text:span></text:p>
      <text:p text:style-name="P5"><text:span text:style-name="T2">* As described before, this form is used for all enrollee's demographic data. All fields must be filled out completely. </text:span></text:p>
      <text:p text:style-name="P5"><text:span text:style-name="T2">* An intake form is generated for every call received for the ELCAP study--even when the potential enrollee does not qualify. </text:span></text:p>
      <text:p text:style-name="P5"><text:span text:style-name="T2">- If the potential enrollee does not qualify, the "No" button next to "Research Protocol?" is clicked. The coordinator will then type some information into the "Additional information" comments box as to why the caller did not qualify. </text:span></text:p>
      <text:p text:style-name="P5"><text:span text:style-name="T2">- If the potential enrollee does meet the qualifications, the "Yes" button next to "Research Protocol?" is clicked. </text:span></text:p>
      <text:p text:style-name="P5"><text:span text:style-name="T2">* </text:span><text:span text:style-name="T3">Please note</text:span><text:span text:style-name="T2">: These fields must be entered on the intake form </text:span><text:span text:style-name="T4">prior</text:span><text:span text:style-name="T2"> to appointment </text:span></text:p>
      <text:p text:style-name="P3"><text:span text:style-name="T2">- Patient first/last name </text:span></text:p>
      <text:p text:style-name="P3"><text:span text:style-name="T2">- Date of exam/appointment </text:span></text:p>
      <text:p text:style-name="P3"><text:span text:style-name="T2">- Research protocol = "y" if they qualify, "n" if they do not qualify </text:span></text:p>
      <text:p text:style-name="P3"><text:span text:style-name="T2">- Patient street address, apartment number, county, city, state, zip code, country </text:span></text:p>
      <text:p text:style-name="P3"><text:span text:style-name="T2">- Patient home and work phone numbers </text:span></text:p>
      <text:p text:style-name="P3"><text:span text:style-name="T2">- Physician's first and last name and phone number </text:span></text:p>
      <text:p text:style-name="P3"><text:span text:style-name="T2">- Date of birth </text:span></text:p>
      <text:p text:style-name="P3"><text:span text:style-name="T2">- Parents first names (needed for registration) </text:span></text:p>
      <text:p text:style-name="P5"><text:span text:style-name="T2">- Qualify yes/no and reason </text:span></text:p>
      <text:p text:style-name="P5"><text:span text:style-name="T2">* All the information needed to pre-register patients for their appointments should be entered on this form. Depending on your institution's policies: schedules with new patients should be submitted for obtaining medical records numbers and pre-registration a week in advance. </text:span></text:p>
      <text:p text:style-name="P5"><text:span text:style-name="T2">* A temporary study ID "TM0000" will be automatically assigned when this information is obtained. After the patient's background information is taken on their day of appointment, a new permanent study ID will be assigned chronologically using a unique institution identifier followed by the chronological number. For example, Weill Cornell's Study IDs start with: AC0001, AC0002, AC0003....etc. </text:span><text:span text:style-name="T4">DO NOT SKIP STUDY IDS, GO IN ORDER AS YOU INTERVIEW THE SUBJECTS.</text:span><text:span text:style-name="T2"> </text:span></text:p>
      <text:p text:style-name="P5"><text:soft-page-break/><text:span text:style-name="T2">* The following information must be included on the intake form before scheduling: </text:span></text:p>
      <text:p text:style-name="P3"><text:span text:style-name="T2">- Patient first/last name </text:span></text:p>
      <text:p text:style-name="P3"><text:span text:style-name="T2">- Address </text:span></text:p>
      <text:p text:style-name="P3"><text:span text:style-name="T2">- Phone numbers </text:span></text:p>
      <text:p text:style-name="P3"><text:span text:style-name="T2">- Date of exam </text:span></text:p>
      <text:p text:style-name="P3"><text:span text:style-name="T2">- Medical record number (if available) </text:span></text:p>
      <text:p text:style-name="P3"><text:span text:style-name="T2">- Physician's name and phone number </text:span></text:p>
      <text:p text:style-name="P5"><text:span text:style-name="T2">- Parents' first names (for registration) </text:span></text:p>
      <text:p text:style-name="P5"><text:span text:style-name="T2">* There is a scheduling function in the data system which takes all the information (demographics) and prepares it in a format for the hospital (CT) registration personnel and for study coordinators to use. For more information on the scheduling system, click here </text:span><draw:frame draw:style-name="fr1" draw:name="Picture 1" text:anchor-type="as-char" svg:width="30.76pt" svg:height="11.99pt" draw:z-index="1"><draw:image xlink:href="Pictures/100000000000002900000010AE0775DA.gif" xlink:type="simple" xlink:show="embed" xlink:actuate="onLoad"/><svg:title>https://ems3.ielcap.org/images/help.gif</svg:title></draw:frame><text:span text:style-name="T2"><text:line-break/><text:line-break/></text:span><text:span text:style-name="T4">The following information is critical and is required on the Intake Form. It can be obtained prior to, during, or following the Study Enrollee's appointment.</text:span><text:span text:style-name="T2"> </text:span></text:p>
      <text:p text:style-name="P5"><text:span text:style-name="T2">* Physician Information: </text:span></text:p>
      <text:p text:style-name="P3"><text:span text:style-name="T2">- A Sponsoring Physician (usually the patient's primary care MD) must be given for each patient. The physician's address, phone number and fax number must all be entered into the intake data form for several reasons. </text:span></text:p>
      <text:p text:style-name="P3"><text:span text:style-name="T2">- First, the reports must be sent to a doctor involved in the enrollee's care. </text:span></text:p>
      <text:p text:style-name="P3"><text:span text:style-name="T2">- Second, the physician information can be helpful in tracking down where a patient may have moved to and/or patient health status (particularly if the patient may have expired since their initial screening CT scan). </text:span></text:p>
      <text:p text:style-name="P3"><text:span text:style-name="T2">- Third, if follow-up procedures are necessary, the study radiologists need to collaborate with the enrollee's physician to ensure that they are still having an active role in their patient's care. </text:span></text:p>
      <text:p text:style-name="P5"><text:span text:style-name="T2">- Finally, it may be necessary to have their doctor order follow-up diagnostic procedures (particularly when pre-certifications are needed by certain insurance companies) and developing rapport with the patient's physician office is important in this regard. </text:span></text:p>
      <text:p text:style-name="P5"><text:span text:style-name="T2">* Next of Kin </text:span></text:p>
      <text:p text:style-name="P3"><text:span text:style-name="T2">- This information is needed mostly for when the patient cannot be found and needs either follow-up diagnostic procedures and/or needs to come back for their repeat screening CT scan. </text:span></text:p>
      <text:p text:style-name="P5"><text:span text:style-name="T2">- Need to collect the Next of Kin's name, relation and phone number. </text:span></text:p>
      <text:p text:style-name="P3"><text:span text:style-name="T2">* Comments: </text:span></text:p>
      <text:p text:style-name="P3"><text:span text:style-name="T2">- </text:span><text:span text:style-name="T4">General</text:span><text:span text:style-name="T2">: Please document all conversations with the patient, doctor, etc in this area. Also when information is sent to the patient, list it here. </text:span></text:p>
      <text:p text:style-name="P3"><text:span text:style-name="T2">- </text:span><text:span text:style-name="T4">Scheduling Comments</text:span><text:span text:style-name="T2">: Please enter info when you call to schedule appointments in this section. It will keep a log in the second box with all your notes on the intake form. This section is prompted for entry when you click on the "schedule" button while in "Case Review". </text:span></text:p>
      <text:h text:style-name="Heading_20_3" text:outline-level="3">Help button next to “Patient Contact Information”</text:h>
      <text:p text:style-name="Standard"><text:soft-page-break/>Use the Update button when the patient's contact information changes. It will save a copy of the information into the Additional Patient Information and clear the appropriate fields so that you may enter the new contact information.</text:p>
      <text:h text:style-name="Heading_20_3" text:outline-level="3">Help button next to Physician Contact Information</text:h>
      <text:p text:style-name="Standard">Use the Update button when the physician's contact information changes. <text:s/>It will save a copy of the information into the Additional Patient Information and clear the appropriate fields so that you may enter the new contact information.</text:p>
      <text:h text:style-name="Heading_20_3" text:outline-level="3">Help button next to Date of Exit</text:h>
      <text:p text:style-name="Standard">The Date of Exit should be recorded for all subjects who are no longer active in the study. <text:s/>It signifies the date on which they change to a non-active status.</text:p>
      <text:h text:style-name="Heading_20_3" text:outline-level="3">Help button next to Correspondence </text:h>
      <text:p text:style-name="Standard">This section should be used to record correspondence or communication with the patient or physician. <text:s/>This includes the date, recipient and nature of the communication, the date of the relevant CT exam, and the identity of the coordinator.</text:p>
      <text:h text:style-name="Heading_20_2" text:outline-level="2">Background Form</text:h>
      <text:h text:style-name="Heading_20_3" text:outline-level="3">General form help</text:h>
      <text:p text:style-name="Standard">This form is used to obtain the enrollee's general medical history as well as some familial medical history. Information is also obtained on the participant's smoking history, quitting history, and health opinions. The SF-12(tm) Health Survey is also incorporated into this form (by special permission to use) as a tool to assess the subject's health in general (both physical and mental). <text:line-break/>On the date of the subject's appointment, he/she meets face to face with the site study coordinator. During this time, the participant signs the IRB Consent form and has an opportunity to ask questions about it. Once the consent is signed, a unique Study ID is assigned to the subject. The subject is then interviewed by the study coordinator using the data form which follows. Following the face-to face interview, the study coordinator explains when (and how) the results will be given to the participant as well as their physician and then the subject is escorted to have their CT scan. To create a background form: </text:p>
      <text:p text:style-name="P4">1) Search the "Case Review" function on the data base home page to access the person for which you wish to enter data. If they have already been assigned a Study ID, you can search for it by the ID or you may choose to search by the subject's last name. Either way, type in the value you wish to search, and click "Request Case". </text:p>
      <text:p text:style-name="P4">2) You may then click the option to create "New Form". </text:p>
      <text:p text:style-name="P4"><text:soft-page-break/>3) When prompted, select "Background form" from the scroll options of forms to create. And then, click "Request New Form" </text:p>
      <text:p text:style-name="P4">4) If you have already updated the Study ID on the intake form, you will notice that it will appear, along with the subject's last and first name, date of birth and medical record number (if you had entered all of these fields into the intake form) </text:p>
      <text:p text:style-name="Standard">Detailed help information on many of the fields in the Screening Background form is accessible using the small yellow help buttons on the form itself. <text:line-break/><text:line-break/>Once all of the questions have been asked in the interview, the form can be completed and submitted as a permanent data entry once the "Submit Data" button at the bottom of the form is clicked.</text:p>
      <text:h text:style-name="Heading_20_3" text:outline-level="3">Help button next to Race</text:h>
      <text:p text:style-name="Standard">The race of the subject should be selected from one of the following:</text:p>
      <text:list xml:id="list978439465" text:style-name="WWNum1">
        <text:list-item>
          <text:p text:style-name="P6">American Indian: A person having origins in any of the original peoples of North America, and who maintains cultural identification through tribal affiliation or community recognition.</text:p>
        </text:list-item>
        <text:list-item>
          <text:p text:style-name="P6">Alaskan Native: A person having origins in any of the indigenous peoples of Alaska, and who maintains cultural identification through tribal affiliation or community recognition.</text:p>
        </text:list-item>
        <text:list-item>
          <text:p text:style-name="P6">Asian: A person having origins in any of the original peoples original peoples of the Far East, Southeast Asia, or the Indian subcontinent. <text:s/>This area includes, for example, China, India, Japan, Korea, and the Philippine Islands.</text:p>
        </text:list-item>
        <text:list-item>
          <text:p text:style-name="P6">Native Hawaiian or Other Pacific Islander: A person having origins in any of the original peoples of Hawaii or the Pacific Islands. <text:s/>This area includes, for example, Hawaii, Polynesia, Melanesia, and Micronesia.</text:p>
        </text:list-item>
        <text:list-item>
          <text:p text:style-name="P6">Black or African American: A person having origins in any of the black racial groups of Africa.</text:p>
        </text:list-item>
        <text:list-item>
          <text:p text:style-name="P6">White: A person having origins in any of the original peoples of Europe, North Africa, or the Middle East.</text:p>
        </text:list-item>
        <text:list-item>
          <text:p text:style-name="P6">Two or more: A person self-identifying as multiracial.</text:p>
        </text:list-item>
        <text:list-item>
          <text:p text:style-name="P6">Other (specify): Any other race reported that doesn't fit the above categories. <text:s/>If this category is chosen, a specification must be made in the Other (specify) field to the right of the pull-down <text:s/>menu.</text:p>
        </text:list-item>
      </text:list>
      <text:h text:style-name="Heading_20_2" text:outline-level="2">CT Evaluation From</text:h>
      <text:h text:style-name="Heading_20_3" text:outline-level="3">General form help</text:h>
      <text:p text:style-name="No_20_Spacing"><text:soft-page-break/>The CT Evaluation Form records the findings of the screening and follow-up diagnostic CT scans. Detailed nodule information and other abnormalities found are recorded on this form by the radiologist.</text:p>
      <text:p text:style-name="No_20_Spacing"/>
      <text:p text:style-name="No_20_Spacing">The radiologist should complete a separate CT Evaluation Form for each CT scan performed..</text:p>
      <text:p text:style-name="No_20_Spacing"/>
      <text:p text:style-name="No_20_Spacing">If the scan was performed at an outside institution and the films or report are submitted for interpretation, the CT Scan Performed at Outside Institution checkbox must be checked.</text:p>
      <text:p text:style-name="No_20_Spacing"/>
      <text:p text:style-name="No_20_Spacing">TYPES OF CT EXAMS:</text:p>
      <text:p text:style-name="No_20_Spacing"/>
      <text:p text:style-name="No_20_Spacing">* Baseline - The baseline low-dose CT should always be the first CT evaluation for enrollment.</text:p>
      <text:p text:style-name="No_20_Spacing"/>
      <text:p text:style-name="No_20_Spacing">* Annual Repeat - Annual repeat helical chest CT performed at low dose settings on the anniversary date of the baseline scan.</text:p>
      <text:p text:style-name="No_20_Spacing"/>
      <text:p text:style-name="No_20_Spacing">* Follow-up (not annual repeat) - If one or more non-calcified nodules are seen on the screening test, the usual recommendation for follow-up is a standard diagnostic CT with high resolution images of the nodules. This may be either a limited or full diagnostic scan which does not fall within three months of the anniversary date of the baseline CT.</text:p>
      <text:p text:style-name="No_20_Spacing"/>
      <text:p text:style-name="No_20_Spacing">In each case, high-resolution CT (HRCT) of the nodules being followed will be made of each nodule using 1 mm slice thickness, target field of view (9.6 mm), obtained in a single breath hold.</text:p>
      <text:p text:style-name="No_20_Spacing"/>
      <text:p text:style-name="No_20_Spacing">* Annual Repeat Screen - If there were no clinically significant findings on the screening CT, then the patient is recommended to have a repeat screening CT in one year.</text:p>
      <text:p text:style-name="No_20_Spacing"/>
      <text:p text:style-name="No_20_Spacing">* Annual Diagnostic Follow-up - A full chest diagnostic CT scan is done one year following a diagnostic follow-up as recommended by the radiologist.</text:p>
      <text:p text:style-name="No_20_Spacing"/>
      <text:p text:style-name="No_20_Spacing">TO CREATE A NEW CT EVALUATION FORM (This should be done by the radiologist):</text:p>
      <text:p text:style-name="No_20_Spacing"/>
      <text:p text:style-name="No_20_Spacing"><text:soft-page-break/>Upon entering the ELCAP data system, type the desired Study ID and click Request Case. This brings you to the Case Review List.</text:p>
      <text:p text:style-name="No_20_Spacing"/>
      <text:p text:style-name="No_20_Spacing">From here select New Form and then choose CT Evaluation in the pull-down menu.</text:p>
      <text:p text:style-name="No_20_Spacing"/>
      <text:p text:style-name="No_20_Spacing">Click on Request New Form. The new form will have patient's name, study ID, and medical record number which are copied from the intake form.</text:p>
      <text:p text:style-name="No_20_Spacing"/>
      <text:p text:style-name="No_20_Spacing">NODULE DETAILS</text:p>
      <text:p text:style-name="No_20_Spacing"/>
      <text:p text:style-name="No_20_Spacing">Total Number of Non-Calcified Nodules - This total refers to the total number of non-calcified nodules seen on that CT for which you are filling out a form.</text:p>
      <text:p text:style-name="No_20_Spacing"/>
      <text:p text:style-name="No_20_Spacing">Total Number of Nodules (Overall) - This total refers to the number of nodules seen in general throughout all exams. In other words, if a nodule is not visualized on the particular limited diagnostic CT for which you are filling out a form, it still must be counted.</text:p>
      <text:p text:style-name="No_20_Spacing"/>
      <text:p text:style-name="No_20_Spacing">Nodule ID - Each nodule is given a name or nodule ID which remains the same throughout. Therefore, no other nodule can have the same nodule ID.</text:p>
      <text:p text:style-name="No_20_Spacing"/>
      <text:p text:style-name="No_20_Spacing">* Once a nodule has been assigned an ID, that nodule ID must be used on all subsequent exams.</text:p>
      <text:p text:style-name="No_20_Spacing"/>
      <text:p text:style-name="No_20_Spacing">Is it new? - A pull-down menu allows us to note whether a nodule is newly seen, previously seen, or seen in retrospect, as well as any change in size.</text:p>
      <text:p text:style-name="No_20_Spacing"/>
      <text:p text:style-name="No_20_Spacing">Most Likely Location - If a nodule location is different from where it was described to be previously, do not go back and change the location on the previous exams but make sure to make a note of the previously mentioned location in the Comment field (see description below).</text:p>
      <text:p text:style-name="No_20_Spacing"/>
      <text:p text:style-name="No_20_Spacing">Distance from the costal pleura - The shortest distance from the nodule to the costal pleura should be measured in millimeters.</text:p>
      <text:p text:style-name="No_20_Spacing"/>
      <text:p text:style-name="No_20_Spacing">Length and Width - The largest dimension of the nodule is always the Length. The maximum width is the largest perpendicular dimension to the length of the nodule. The unit of measurement is always millimeters.</text:p>
      <text:p text:style-name="No_20_Spacing"/>
      <text:p text:style-name="No_20_Spacing"><text:soft-page-break/>Nodule Consistency - Nodules may be classified into three types by attenuation characteristics:</text:p>
      <text:p text:style-name="No_20_Spacing"/>
      <text:p text:style-name="No_20_Spacing"><text:s text:c="8"/>solid - nodule is uniformly solid in appearance</text:p>
      <text:p text:style-name="No_20_Spacing"/>
      <text:p text:style-name="No_20_Spacing"><text:s text:c="8"/>non-solid - nodule is uniformly non-solid (except for blood vessels) in appearance</text:p>
      <text:p text:style-name="No_20_Spacing"/>
      <text:p text:style-name="No_20_Spacing"><text:s text:c="8"/>part-solid - nodule has both solid and non-solid components</text:p>
      <text:p text:style-name="No_20_Spacing"/>
      <text:p text:style-name="No_20_Spacing">Smooth Edges - Indicate whether the nodule has a smooth-appearing margin.</text:p>
      <text:p text:style-name="No_20_Spacing"/>
      <text:p text:style-name="No_20_Spacing">Calcifications c/w Benignity - Indicate whether the nodule has regions of calcification that are consistent with benignity. Nodules that are considered calcified or probably calcified ("?"), are NOT COUNTED toward the total number of non-calcified nodules, only toward the total number of nodules.</text:p>
      <text:p text:style-name="No_20_Spacing"/>
      <text:p text:style-name="No_20_Spacing">Spiculations / Pleural Tags - Indicate whether the nodule has spiculations or "pleural tags" connecting it to the pleural surface.</text:p>
      <text:p text:style-name="No_20_Spacing"/>
      <text:p text:style-name="No_20_Spacing">Nodule seen in series - Indicate the CT series number in which the nodule appears.</text:p>
      <text:p text:style-name="No_20_Spacing"/>
      <text:p text:style-name="No_20_Spacing">Nodule seen in images - Indicate the CT image numbers in which the nodule appears.</text:p>
      <text:p text:style-name="No_20_Spacing"/>
      <text:p text:style-name="No_20_Spacing">Nodule Status - A pull-down menu allows us to choose the status of the nodule. We can select among many options including whether the status is unknown, benign, or malignant as well as the method of diagnosis.</text:p>
      <text:p text:style-name="No_20_Spacing"/>
      <text:p text:style-name="No_20_Spacing">There are a number of automatic entries for the Nodule Status field.</text:p>
      <text:p text:style-name="No_20_Spacing"/>
      <text:p text:style-name="No_20_Spacing">If nodule calcifications are seen ("yes" is selected for Calcifications), "benign (Ca++)" will automatically appear under Nodule Status.</text:p>
      <text:p text:style-name="No_20_Spacing"/>
      <text:p text:style-name="No_20_Spacing">When "?" is selected under Calcifications, Nodule Status will read "prob benign, prob Ca++" (probably benign, probably calcified).</text:p>
      <text:p text:style-name="No_20_Spacing"/>
      <text:p text:style-name="No_20_Spacing">If the nodule is "prev seen, resolved," as noted in the "Is it new" field, then Nodule Status will automatically read "resolved."</text:p>
      <text:p text:style-name="No_20_Spacing"/>
      <text:p text:style-name="No_20_Spacing"><text:soft-page-break/>When "prev seen, resected" is selected for "Is it new," "Resected-malignant" appears under Nodule Status.</text:p>
      <text:p text:style-name="No_20_Spacing"/>
      <text:p text:style-name="No_20_Spacing">If under "Is it new" it reads "not included in scan," Nodule Status will also read "not included in scan."</text:p>
      <text:p text:style-name="No_20_Spacing"/>
      <text:p text:style-name="No_20_Spacing">These automatic entries help to maintain a level of consistency for data entry across institutions.</text:p>
      <text:p text:style-name="No_20_Spacing"/>
      <text:p text:style-name="No_20_Spacing">Action - This field becomes very important when different nodules require different follow-up. A pull-down menu allows a choice among nine different follow-up actions - "repeat SCT" (repeat screening CT), "f/u Dx CT" (follow-up Diagnostic CT), "Abx + f/u Dx CT" (Antibiotic + follow-up Diagnostic CT), "biopsy", "bronchoscopy", or "resection".</text:p>
      <text:p text:style-name="No_20_Spacing"/>
      <text:p text:style-name="No_20_Spacing">Comment - This field is for additional comments about the nodule. If a previously seen nodule is found to be something other than a nodule, note it here.</text:p>
      <text:p text:style-name="No_20_Spacing"/>
      <text:p text:style-name="No_20_Spacing">Pathologic Diagnosis - If a biopsy was previously performed, the diagnosis was chosen from a pull-down menu on the Biopsy form. When CT evaluation forms are created after the biopsy was done, the "Pathologic Diagnosis" selected on the Biopsy Form is transferred onto the new CT evaluation Form. Once a diagnosis has been assigned on the Biopsy Form and it pops up on the CT evaluation form, it CANNOT be changed.</text:p>
      <text:p text:style-name="No_20_Spacing"/>
      <text:p text:style-name="No_20_Spacing">ORDER OF NODULES</text:p>
      <text:p text:style-name="No_20_Spacing"/>
      <text:p text:style-name="No_20_Spacing">The order of nodules is important and is established by the baseline screening CT. Nodules should be listed in the following order:</text:p>
      <text:p text:style-name="No_20_Spacing"/>
      <text:p text:style-name="No_20_Spacing">1) non-calcified nodules by size beginning with the largest</text:p>
      <text:p text:style-name="No_20_Spacing"/>
      <text:p text:style-name="No_20_Spacing">2) calcified and probably calcified nodules by size beginning with the largest</text:p>
      <text:p text:style-name="No_20_Spacing"/>
      <text:p text:style-name="No_20_Spacing">The largest non-calcified nodule seen on baseline is Nodule 1. If there is no non-calcified nodule seen on the screening CT, then the largest calcified is Nodule 1. It is important to remember that THE ORDER OF NODULES REMAINS CONSISTENT THROUGHOUT ALL CT SCANS. Therefore, any newly seen non-calcified nodule, no matter how large, should come after those seen on the baseline screening CT.</text:p>
      <text:p text:style-name="No_20_Spacing"><text:soft-page-break/></text:p>
      <text:p text:style-name="No_20_Spacing">The study coordinator must check to make certain that the order of nodules is correct for each CT scan.</text:p>
      <text:p text:style-name="No_20_Spacing"/>
      <text:p text:style-name="No_20_Spacing">OTHER ABNORMALITIES (not nodules)</text:p>
      <text:p text:style-name="No_20_Spacing"/>
      <text:p text:style-name="No_20_Spacing">There is a set of fields for abnormalities other than nodules that are commonly identified on chest CT. The radiologist should note each abnormality in the report.</text:p>
      <text:p text:style-name="No_20_Spacing"/>
      <text:p text:style-name="No_20_Spacing">If there is any additional abnormality for which there is no specific field, it should be noted under "Other Abnormalities".</text:p>
      <text:p text:style-name="No_20_Spacing"/>
      <text:p text:style-name="No_20_Spacing">FOLLOW-UP</text:p>
      <text:p text:style-name="No_20_Spacing"/>
      <text:p text:style-name="No_20_Spacing">This section refers to the most immediate action that needs to be taken with respect to the patient, including any nodules or other abnormalities.</text:p>
      <text:p text:style-name="No_20_Spacing"/>
      <text:p text:style-name="No_20_Spacing">It is important that on subsequent forms, the physician take care to update the status and action fields corresponding to each abnormality and select the most important follow-up of the remaining recommended actions.</text:p>
      <text:p text:style-name="No_20_Spacing"/>
      <text:p text:style-name="No_20_Spacing">IMPRESSION</text:p>
      <text:p text:style-name="No_20_Spacing"/>
      <text:p text:style-name="No_20_Spacing">The impression refers to the findings on the nodules and other abnormalities previously mentioned.</text:p>
      <text:p text:style-name="No_20_Spacing"/>
      <text:p text:style-name="No_20_Spacing">ADDITIONAL NOTES</text:p>
      <text:p text:style-name="No_20_Spacing"/>
      <text:p text:style-name="No_20_Spacing">Detailed help information on many of the fields in the CT Evalutation form is accessible using the small yellow help buttons on the form itself.</text:p>
      <text:p text:style-name="No_20_Spacing"/>
      <text:p text:style-name="No_20_Spacing">Once a form is completed, click "Submit Data" at the bottom of the form. The system will not allow a form to be submitted unless all required fields have been completed.</text:p>
      <text:p text:style-name="No_20_Spacing"/>
      <text:p text:style-name="No_20_Spacing">NOTE: You MUST CLICK "Submit Data" each time a form is updated.</text:p>
      <text:p text:style-name="No_20_Spacing"/>
      <text:p text:style-name="No_20_Spacing">OTHER SYSTEM FEATURES RELATED TO CT EVALUATION FORMS</text:p>
      <text:p text:style-name="No_20_Spacing"/>
      <text:p text:style-name="No_20_Spacing"><text:soft-page-break/>Final Reading - After the site reading and central reading are completed, the site reader must designate one of the two reports as the final reading. Alternatively, the site reader may create a third CT evaluation form to serve as the final reading. In any case, the form that is to represent the final reading must have this checkbox checked.</text:p>
      <text:p text:style-name="No_20_Spacing"/>
      <text:p text:style-name="No_20_Spacing">Report Feature - On the Case Review page, next to each CT Evaluation form, there is a "Report" button. This option generates a report from the CT Evaluation form. This radiologist may use this report to facilitate their dic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swiss" style:font-pitch="variable" style:font-charset="x-symbol"/>
    <style:font-face style:name="Tahoma2" svg:font-family="Tahoma"/>
    <style:font-face style:name="Courier New" svg:font-family="'Courier New'" style:font-family-generic="modern" style:font-pitch="fixed"/>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Wingdings" svg:font-family="Wingding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6pt" style:writing-mode="page"/>
      <style:text-properties style:use-window-font-color="true" style:font-name="Times New Roman" fo:font-size="14pt" fo:language="en" fo:country="US" style:letter-kerning="true" style:font-name-asian="Arial1"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11.99pt" fo:margin-bottom="6.01pt"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pt" fo:margin-bottom="6.01pt"/>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6.01pt" fo:margin-bottom="6.01pt" text:number-lines="false" text:line-number="0"/>
      <style:text-properties fo:font-size="14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Standard" style:next-style-name="Text_20_body" style:default-outline-level="1" style:list-style-name="" style:class="text">
      <style:paragraph-properties fo:margin-top="24.01pt" fo:margin-bottom="0pt"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10.01pt" fo:margin-bottom="0pt"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1.39pt" fo:margin-bottom="1.39pt" fo:line-height="100%"/>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Balloon_20_Text" style:display-name="Balloon Text" style:family="paragraph" style:parent-style-name="Standard" style:default-outline-level="">
      <style:paragraph-properties fo:margin-top="0pt" fo:margin-bottom="0pt"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36pt" fo:margin-right="0pt" fo:text-indent="0pt" style:auto-text-indent="false"/>
    </style:style>
    <style:style style:name="No_20_Spacing" style:display-name="No Spacing" style:family="paragraph" style:default-outline-level="">
      <style:paragraph-properties fo:margin-top="0pt" fo:margin-bottom="0pt" fo:line-height="100%" fo:orphans="2" fo:widows="2" style:writing-mode="lr-tb"/>
      <style:text-properties style:use-window-font-color="true"/>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ListLabel_20_1" style:display-name="ListLabel 1" style:family="text">
      <style:text-properties style:font-name-complex="Courier New1"/>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612pt" fo:page-height="792pt" style:num-format="1" style:print-orientation="portrait" fo:margin-top="72pt" fo:margin-bottom="72pt" fo:margin-left="72pt" fo:margin-right="72pt" style:writing-mode="lr-tb" style:layout-grid-color="#c0c0c0" style:layout-grid-lines="36" style:layout-grid-base-height="11.99pt" style:layout-grid-ruby-height="6.01pt" style:layout-grid-mode="none" style:layout-grid-ruby-below="false" style:layout-grid-print="false" style:layout-grid-display="false" style:footnote-max-height="0pt">
        <style:footnote-sep style:width="0.51pt" style:distance-before-sep="2.86pt" style:distance-after-sep="2.86pt"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rtit</meta:initial-creator>
    <dc:creator>artit</dc:creator>
    <meta:editing-cycles>2</meta:editing-cycles>
    <meta:creation-date>2017-08-04T17:16:00</meta:creation-date>
    <dc:date>2017-08-04T17:32:00</dc:date>
    <meta:editing-duration>PT00H00M16S</meta:editing-duration>
    <meta:generator>NeoOffice/3.2015.12_Classic_Edition$Unix OpenOffice.org_project/Patch 0</meta:generator>
    <meta:document-statistic meta:table-count="0" meta:image-count="1" meta:object-count="0" meta:page-count="10" meta:paragraph-count="133" meta:word-count="3012" meta:character-count="18108"/>
    <meta:template xlink:type="simple" xlink:actuate="onRequest" xlink:title="Normal.dotm" xlink:href=""/>
  </office:meta>
</office:document-meta>
</file>